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063in" table:align="left"/>
    </style:style>
    <style:style style:name="Table1.A" style:family="table-column">
      <style:table-column-properties style:column-width="3.1063in"/>
    </style:style>
    <style:style style:name="Table1.A1" style:family="table-cell">
      <style:table-cell-properties style:vertical-align="middle" fo:padding="0.0194in" fo:border="none"/>
    </style:style>
    <style:style style:name="Table2" style:family="table">
      <style:table-properties style:width="3.1688in" table:align="left"/>
    </style:style>
    <style:style style:name="Table2.A" style:family="table-column">
      <style:table-column-properties style:column-width="3.1688in"/>
    </style:style>
    <style:style style:name="Table2.A1" style:family="table-cell">
      <style:table-cell-properties style:vertical-align="middle" fo:padding="0.0194in" fo:border="none"/>
    </style:style>
    <style:style style:name="Table3" style:family="table">
      <style:table-properties style:width="3.5194in" table:align="left"/>
    </style:style>
    <style:style style:name="Table3.A" style:family="table-column">
      <style:table-column-properties style:column-width="3.5194in"/>
    </style:style>
    <style:style style:name="Table3.A1" style:family="table-cell">
      <style:table-cell-properties style:vertical-align="middle" fo:padding="0.0194in" fo:border="none"/>
    </style:style>
    <style:style style:name="Table4" style:family="table">
      <style:table-properties style:width="4.4785in" table:align="left"/>
    </style:style>
    <style:style style:name="Table4.A" style:family="table-column">
      <style:table-column-properties style:column-width="4.4785in"/>
    </style:style>
    <style:style style:name="Table4.A1" style:family="table-cell">
      <style:table-cell-properties style:vertical-align="middle" fo:padding="0.0194in" fo:border="none"/>
    </style:style>
    <style:style style:name="Table5" style:family="table">
      <style:table-properties style:width="3.1174in" table:align="left"/>
    </style:style>
    <style:style style:name="Table5.A" style:family="table-column">
      <style:table-column-properties style:column-width="3.1174in"/>
    </style:style>
    <style:style style:name="Table5.A1" style:family="table-cell">
      <style:table-cell-properties style:vertical-align="middle" fo:padding="0.0194in" fo:border="none"/>
    </style:style>
    <style:style style:name="Table6" style:family="table">
      <style:table-properties style:width="3.0181in" table:align="left"/>
    </style:style>
    <style:style style:name="Table6.A" style:family="table-column">
      <style:table-column-properties style:column-width="3.0181in"/>
    </style:style>
    <style:style style:name="Table6.A1" style:family="table-cell">
      <style:table-cell-properties style:vertical-align="middle" fo:padding="0.0194in" fo:border="none"/>
    </style:style>
    <style:style style:name="Table7" style:family="table">
      <style:table-properties style:width="4.4653in" table:align="left"/>
    </style:style>
    <style:style style:name="Table7.A" style:family="table-column">
      <style:table-column-properties style:column-width="4.4653in"/>
    </style:style>
    <style:style style:name="Table7.A1" style:family="table-cell">
      <style:table-cell-properties style:vertical-align="middle" fo:padding="0.0194in" fo:border="none"/>
    </style:style>
    <style:style style:name="Table8" style:family="table">
      <style:table-properties style:width="5.1514in" table:align="left"/>
    </style:style>
    <style:style style:name="Table8.A" style:family="table-column">
      <style:table-column-properties style:column-width="5.1514in"/>
    </style:style>
    <style:style style:name="Table8.A1" style:family="table-cell">
      <style:table-cell-properties style:vertical-align="middle" fo:padding="0.0194in" fo:border="none"/>
    </style:style>
    <style:style style:name="Table9" style:family="table">
      <style:table-properties style:width="5.5271in" table:align="left"/>
    </style:style>
    <style:style style:name="Table9.A" style:family="table-column">
      <style:table-column-properties style:column-width="5.5271in"/>
    </style:style>
    <style:style style:name="Table9.A1" style:family="table-cell">
      <style:table-cell-properties style:vertical-align="middle" fo:padding="0.0194in" fo:border="none"/>
    </style:style>
    <style:style style:name="Table10" style:family="table">
      <style:table-properties style:width="4.6632in" table:align="left"/>
    </style:style>
    <style:style style:name="Table10.A" style:family="table-column">
      <style:table-column-properties style:column-width="4.6632in"/>
    </style:style>
    <style:style style:name="Table10.A1" style:family="table-cell">
      <style:table-cell-properties style:vertical-align="middle" fo:padding="0.0194in" fo:border="none"/>
    </style:style>
    <style:style style:name="Table11" style:family="table">
      <style:table-properties style:width="5.2604in" table:align="left"/>
    </style:style>
    <style:style style:name="Table11.A" style:family="table-column">
      <style:table-column-properties style:column-width="5.2604in"/>
    </style:style>
    <style:style style:name="Table11.A1" style:family="table-cell">
      <style:table-cell-properties style:vertical-align="middle" fo:padding="0.0194in" fo:border="none"/>
    </style:style>
    <style:style style:name="Table12" style:family="table">
      <style:table-properties style:width="2.6771in" table:align="left"/>
    </style:style>
    <style:style style:name="Table12.A" style:family="table-column">
      <style:table-column-properties style:column-width="2.6771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6.6931in"/>
    </style:style>
    <style:style style:name="Table13.A1" style:family="table-cell">
      <style:table-cell-properties style:vertical-align="middle" fo:padding="0.0194in" fo:border="none"/>
    </style:style>
    <style:style style:name="Table15" style:family="table">
      <style:table-properties style:width="1.5007in" table:align="left"/>
    </style:style>
    <style:style style:name="Table15.A" style:family="table-column">
      <style:table-column-properties style:column-width="1.5007in"/>
    </style:style>
    <style:style style:name="Table15.A1" style:family="table-cell">
      <style:table-cell-properties style:vertical-align="middle" fo:background-color="#f8eec7" fo:padding="0.0194in" fo:border="none">
        <style:background-image/>
      </style:table-cell-properties>
    </style:style>
    <style:style style:name="P1" style:family="paragraph" style:parent-style-name="Standard">
      <style:text-properties officeooo:rsid="001cd5fb" officeooo:paragraph-rsid="001cd5fb"/>
    </style:style>
    <style:style style:name="P2" style:family="paragraph" style:parent-style-name="Standard">
      <style:text-properties officeooo:rsid="001cd5fb" officeooo:paragraph-rsid="00289ad6"/>
    </style:style>
    <style:style style:name="P3" style:family="paragraph" style:parent-style-name="Standard">
      <style:text-properties officeooo:rsid="001cd5fb" officeooo:paragraph-rsid="002919cd"/>
    </style:style>
    <style:style style:name="P4" style:family="paragraph" style:parent-style-name="Standard">
      <style:text-properties officeooo:rsid="001e6687" officeooo:paragraph-rsid="001e6687"/>
    </style:style>
    <style:style style:name="P5" style:family="paragraph" style:parent-style-name="Standard">
      <style:text-properties officeooo:rsid="001fc139" officeooo:paragraph-rsid="001fc139"/>
    </style:style>
    <style:style style:name="P6" style:family="paragraph" style:parent-style-name="Standard">
      <style:text-properties fo:font-size="9pt" officeooo:rsid="001fc139" officeooo:paragraph-rsid="001fc139" style:font-size-asian="9pt" style:font-size-complex="9pt"/>
    </style:style>
    <style:style style:name="P7" style:family="paragraph" style:parent-style-name="Standard">
      <style:text-properties officeooo:rsid="002919cd" officeooo:paragraph-rsid="002919cd"/>
    </style:style>
    <style:style style:name="P8" style:family="paragraph" style:parent-style-name="Standard">
      <style:text-properties officeooo:paragraph-rsid="002919cd"/>
    </style:style>
    <style:style style:name="P9" style:family="paragraph" style:parent-style-name="Standard">
      <style:text-properties officeooo:paragraph-rsid="002c1f8c"/>
    </style:style>
    <style:style style:name="P10" style:family="paragraph" style:parent-style-name="Text_20_body">
      <style:text-properties fo:font-size="9pt" style:font-size-asian="9pt" style:font-size-complex="9pt"/>
    </style:style>
    <style:style style:name="P11" style:family="paragraph" style:parent-style-name="Text_20_body">
      <style:text-properties fo:font-size="12pt" officeooo:rsid="001fc139" officeooo:paragraph-rsid="001fc139" style:font-size-asian="10.5pt" style:font-size-complex="12pt"/>
    </style:style>
    <style:style style:name="P12" style:family="paragraph" style:parent-style-name="Text_20_body">
      <style:text-properties fo:font-size="12pt" officeooo:rsid="001fc139" officeooo:paragraph-rsid="0022030c" style:font-size-asian="10.5pt" style:font-size-complex="12pt"/>
    </style:style>
    <style:style style:name="P13" style:family="paragraph" style:parent-style-name="Text_20_body">
      <style:text-properties fo:font-size="12pt" officeooo:rsid="0023f65b" officeooo:paragraph-rsid="0023f65b" style:font-size-asian="10.5pt" style:font-size-complex="12pt"/>
    </style:style>
    <style:style style:name="P14" style:family="paragraph" style:parent-style-name="Text_20_body">
      <style:text-properties fo:font-size="12pt" officeooo:rsid="0026a391" officeooo:paragraph-rsid="0026a391" style:font-size-asian="10.5pt" style:font-size-complex="12pt"/>
    </style:style>
    <style:style style:name="P15" style:family="paragraph" style:parent-style-name="Text_20_body">
      <style:text-properties fo:font-size="12pt" officeooo:rsid="002919cd" officeooo:paragraph-rsid="002919cd" style:font-size-asian="10.5pt" style:font-size-complex="12pt"/>
    </style:style>
    <style:style style:name="P16" style:family="paragraph" style:parent-style-name="Text_20_body">
      <style:text-properties fo:font-size="12pt" officeooo:rsid="002919cd" officeooo:paragraph-rsid="002a17ff" style:font-size-asian="10.5pt" style:font-size-complex="12pt"/>
    </style:style>
    <style:style style:name="P17" style:family="paragraph" style:parent-style-name="Table_20_Contents">
      <style:text-properties fo:font-size="9pt" style:font-size-asian="9pt" style:font-size-complex="9pt"/>
    </style:style>
    <style:style style:name="T1" style:family="text">
      <style:text-properties officeooo:rsid="001cd5fb"/>
    </style:style>
    <style:style style:name="T2" style:family="text">
      <style:text-properties fo:font-size="9pt" style:font-size-asian="9pt" style:font-size-complex="9pt"/>
    </style:style>
    <style:style style:name="T3" style:family="text">
      <style:text-properties officeooo:rsid="0021394e"/>
    </style:style>
    <style:style style:name="T4" style:family="text">
      <style:text-properties officeooo:rsid="00215d14"/>
    </style:style>
    <style:style style:name="T5" style:family="text">
      <style:text-properties officeooo:rsid="0023f65b"/>
    </style:style>
    <style:style style:name="T6" style:family="text">
      <style:text-properties officeooo:rsid="0025aaac"/>
    </style:style>
    <style:style style:name="T7" style:family="text">
      <style:text-properties officeooo:rsid="0026a391"/>
    </style:style>
    <style:style style:name="T8" style:family="text">
      <style:text-properties officeooo:rsid="0027b3f9"/>
    </style:style>
    <style:style style:name="T9" style:family="text">
      <style:text-properties officeooo:rsid="00289ad6"/>
    </style:style>
    <style:style style:name="T10" style:family="text">
      <style:text-properties fo:font-style="italic" style:font-style-asian="italic" style:font-style-complex="italic"/>
    </style:style>
    <style:style style:name="T11" style:family="text">
      <style:text-properties fo:font-style="normal" officeooo:rsid="002a17ff" style:font-style-asian="normal" style:font-style-complex="normal"/>
    </style:style>
    <style:style style:name="T12" style:family="text">
      <style:text-properties officeooo:rsid="002a1fd4"/>
    </style:style>
    <style:style style:name="T13" style:family="text">
      <style:text-properties officeooo:rsid="002c1f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se articles provides details on that attacks:</text:p>
      <text:p text:style-name="P8"><text:a xlink:type="simple" xlink:href="https://nakedsecurity.sophos.com/2016/10/05/mirai-internet-of-things-malware-from-krebs-ddos-attack-goes-open-source/" text:style-name="Internet_20_link" text:visited-style-name="Visited_20_Internet_20_Link">Mirai “internet of things” malware from Krebs DDoS attack goes open source</text:a></text:p>
      <text:p text:style-name="P8"><text:a xlink:type="simple" xlink:href="http://resources.infosecinstitute.com/rise-iot-botnet-beyond-mirai-bot/#gref" text:style-name="Internet_20_link" text:visited-style-name="Visited_20_Internet_20_Link">The Rise of the IoT Botnet: Beyond the Mirai Bot</text:a></text:p>
      <text:p text:style-name="P7"/>
      <text:p text:style-name="P2"><text:span text:style-name="T9">Possible target:</text:span></text:p>
      <text:p text:style-name="P8"><text:span text:style-name="T1">DVR: </text:span><text:a xlink:type="simple" xlink:href="http://resources.infosecinstitute.com/rise-iot-botnet-beyond-mirai-bot/#gref" text:style-name="Internet_20_link" text:visited-style-name="Visited_20_Internet_20_Link">DVRs manufactured by the Chinese TVT Digital</text:a></text:p>
      <text:p text:style-name="P3">IP camera</text:p>
      <text:p text:style-name="P2"><text:span text:style-name="T6">NAS: </text:span><text:a xlink:type="simple" xlink:href="https://nakedsecurity.sophos.com/2016/09/08/cryptomining-malware-on-nas-servers-is-one-of-them-yours/" text:style-name="Internet_20_link" text:visited-style-name="Visited_20_Internet_20_Link"><text:span text:style-name="T6">Seagate Central Device</text:span></text:a></text:p>
      <text:p text:style-name="P9"><text:span text:style-name="T13">DSL Modems: </text:span></text:p>
      <text:p text:style-name="P1"/>
      <text:p text:style-name="P4"><text:span text:style-name="T7">S</text:span>ource code: <text:a xlink:type="simple" xlink:href="https://github.com/jgamblin/Mirai-Source-Code/blob/master/mirai/bot/scanner.c" text:style-name="Internet_20_link" text:visited-style-name="Visited_20_Internet_20_Link">https://github.com/jgamblin/Mirai-Source-Code/blob/master/mirai/bot/scanner.c</text:a></text:p>
      <text:p text:style-name="P5">a list of IP not scanning </text:p>
      <text:p text:style-name="P6"/>
      <table:table table:name="Table1" table:style-name="Table1">
        <table:table-column table:style-name="Table1.A"/>
        <table:table-row>
          <table:table-cell table:style-name="Table1.A1" office:value-type="string">
            <text:p text:style-name="P17"><text:bookmark text:name="LC688"/>while (o1 == 127 || // 127.0.0.0/8 - Loopback</text:p>
          </table:table-cell>
        </table:table-row>
      </table:table>
      <table:table table:name="Table2" table:style-name="Table2">
        <table:table-column table:style-name="Table2.A"/>
        <table:table-row>
          <table:table-cell table:style-name="Table2.A1" office:value-type="string">
            <text:p text:style-name="P17"><text:bookmark text:name="LC689"/>(o1 == 0) || // 0.0.0.0/8 - Invalid address space</text:p>
          </table:table-cell>
        </table:table-row>
      </table:table>
      <table:table table:name="Table3" table:style-name="Table3">
        <table:table-column table:style-name="Table3.A"/>
        <table:table-row>
          <table:table-cell table:style-name="Table3.A1" office:value-type="string">
            <text:p text:style-name="P17"><text:bookmark text:name="LC690"/>(o1 == 3) || // 3.0.0.0/8 - General Electric Company</text:p>
          </table:table-cell>
        </table:table-row>
      </table:table>
      <table:table table:name="Table4" table:style-name="Table4">
        <table:table-column table:style-name="Table4.A"/>
        <table:table-row>
          <table:table-cell table:style-name="Table4.A1" office:value-type="string">
            <text:p text:style-name="P17"><text:bookmark text:name="LC691"/>(o1 == 15 || o1 == 16) || // 15.0.0.0/7 - Hewlett-Packard Company</text:p>
          </table:table-cell>
        </table:table-row>
      </table:table>
      <table:table table:name="Table5" table:style-name="Table5">
        <table:table-column table:style-name="Table5.A"/>
        <table:table-row>
          <table:table-cell table:style-name="Table5.A1" office:value-type="string">
            <text:p text:style-name="P17"><text:bookmark text:name="LC692"/>(o1 == 56) || // 56.0.0.0/8 - US Postal Service</text:p>
          </table:table-cell>
        </table:table-row>
      </table:table>
      <table:table table:name="Table6" table:style-name="Table6">
        <table:table-column table:style-name="Table6.A"/>
        <table:table-row>
          <table:table-cell table:style-name="Table6.A1" office:value-type="string">
            <text:p text:style-name="P17"><text:bookmark text:name="LC693"/>(o1 == 10) || // 10.0.0.0/8 - Internal network</text:p>
          </table:table-cell>
        </table:table-row>
      </table:table>
      <table:table table:name="Table7" table:style-name="Table7">
        <table:table-column table:style-name="Table7.A"/>
        <table:table-row>
          <table:table-cell table:style-name="Table7.A1" office:value-type="string">
            <text:p text:style-name="P17"><text:bookmark text:name="LC694"/>(o1 == 192 &amp;&amp; o2 == 168) || // 192.168.0.0/16 - Internal network</text:p>
          </table:table-cell>
        </table:table-row>
      </table:table>
      <table:table table:name="Table8" table:style-name="Table8">
        <table:table-column table:style-name="Table8.A"/>
        <table:table-row>
          <table:table-cell table:style-name="Table8.A1" office:value-type="string">
            <text:p text:style-name="P17"><text:bookmark text:name="LC695"/>(o1 == 172 &amp;&amp; o2 &gt;= 16 &amp;&amp; o2 &lt; 32) || // 172.16.0.0/14 - Internal network</text:p>
          </table:table-cell>
        </table:table-row>
      </table:table>
      <table:table table:name="Table9" table:style-name="Table9">
        <table:table-column table:style-name="Table9.A"/>
        <table:table-row>
          <table:table-cell table:style-name="Table9.A1" office:value-type="string">
            <text:p text:style-name="P17"><text:bookmark text:name="LC696"/>(o1 == 100 &amp;&amp; o2 &gt;= 64 &amp;&amp; o2 &lt; 127) || // 100.64.0.0/10 - IANA NAT reserved</text:p>
          </table:table-cell>
        </table:table-row>
      </table:table>
      <table:table table:name="Table10" table:style-name="Table10">
        <table:table-column table:style-name="Table10.A"/>
        <table:table-row>
          <table:table-cell table:style-name="Table10.A1" office:value-type="string">
            <text:p text:style-name="P17"><text:bookmark text:name="LC697"/>(o1 == 169 &amp;&amp; o2 &gt; 254) || // 169.254.0.0/16 - IANA NAT reserved</text:p>
          </table:table-cell>
        </table:table-row>
      </table:table>
      <table:table table:name="Table11" table:style-name="Table11">
        <table:table-column table:style-name="Table11.A"/>
        <table:table-row>
          <table:table-cell table:style-name="Table11.A1" office:value-type="string">
            <text:p text:style-name="P17"><text:bookmark text:name="LC698"/>(o1 == 198 &amp;&amp; o2 &gt;= 18 &amp;&amp; o2 &lt; 20) || // 198.18.0.0/15 - IANA Special use</text:p>
          </table:table-cell>
        </table:table-row>
      </table:table>
      <table:table table:name="Table12" table:style-name="Table12">
        <table:table-column table:style-name="Table12.A"/>
        <table:table-row>
          <table:table-cell table:style-name="Table12.A1" office:value-type="string">
            <text:p text:style-name="P17"><text:bookmark text:name="LC699"/>(o1 &gt;= 224) || // 224.*.*.*+ - Multicast</text:p>
          </table:table-cell>
        </table:table-row>
      </table:table>
      <table:table table:name="Table13" table:style-name="Table13">
        <table:table-column table:style-name="Table13.A"/>
        <table:table-row>
          <table:table-cell table:style-name="Table13.A1" office:value-type="string">
            <text:p text:style-name="P17"><text:bookmark text:name="LC700"/>(o1 == 6 || o1 == 7 || o1 == 11 || o1 == 21 || o1 == 22 || o1 == 26 || o1 == 28 || o1 == 29 || o1 == 30 || o1 == 33 || o1 == 55 || o1 == 214 || o1 == 215) // Department of Defense</text:p>
          </table:table-cell>
        </table:table-row>
      </table:table>
      <text:p text:style-name="P10">);</text:p>
      <text:p text:style-name="P11">The source code is specifically for telnet, on line 116-117</text:p>
      <table:table table:name="Table15" table:style-name="Table15">
        <table:table-column table:style-name="Table15.A"/>
        <table:table-row>
          <table:table-cell table:style-name="Table15.A1" office:value-type="string">
            <text:p text:style-name="P17"><text:bookmark text:name="LC116"/>// Set up TCP header</text:p>
          </table:table-cell>
        </table:table-row>
      </table:table>
      <text:p text:style-name="P10">tcph-&gt;dest = htons(23);</text:p>
      <text:p text:style-name="P11">One reason why so the DVR and IP cameras are vulnerables to attacks is that lots of people try to setup static public ip in dvr, from their phone or else where for the purpose of providing monitoring service to the office/home. For example, <text:a xlink:type="simple" xlink:href="http://www.cctvforum.com/viewtopic.php?f=12&amp;t=45230" text:style-name="Internet_20_link" text:visited-style-name="Visited_20_Internet_20_Link">this forum link</text:a> and <text:a xlink:type="simple" xlink:href="https://www.youtube.com/watch?v=Uy7Z7KL5JRA" text:style-name="Internet_20_link" text:visited-style-name="Visited_20_Internet_20_Link">this youtube link</text:a>. Therefore, people are all doing portforwading on their home router. </text:p>
      <text:p text:style-name="P11">Vulnerable port, <text:span text:style-name="T4">where respective service is given by </text:span><text:a xlink:type="simple" xlink:href="https://support.microsoft.com/en-us/help/832017/service-overview-and-network-port-requirements-for-windows" text:style-name="Internet_20_link" text:visited-style-name="Visited_20_Internet_20_Link"><text:span text:style-name="T4">this page</text:span></text:a><text:span text:style-name="T4">:</text:span></text:p>
      <text:p text:style-name="P12"><text:span text:style-name="T5">Windows Mirai: </text:span><text:a xlink:type="simple" xlink:href="http://thehackernews.com/2017/02/mirai-iot-botnet-windows.html" text:style-name="Internet_20_link" text:visited-style-name="Visited_20_Internet_20_Link">22(ssh), 23(Telnet), </text:a><text:a xlink:type="simple" xlink:href="http://thehackernews.com/2017/02/mirai-iot-botnet-windows.html" text:style-name="Internet_20_link" text:visited-style-name="Visited_20_Internet_20_Link"><text:span text:style-name="T3">135(RPC EPM for WMI service), 445(SMB), 1433(MS SQL Server), 3306(MySQL Server) and 3389(RemoteDesktopProto)</text:span></text:a></text:p>
      <text:p text:style-name="P12"><text:span text:style-name="T5">Upgraded Mirai for IoT: </text:span><text:a xlink:type="simple" xlink:href="https://isc.sans.edu/forums/diary/Port+7547+SOAP+Remote+Code+Execution+Attack+Against+DSL+Modems/21759/" text:style-name="Internet_20_link" text:visited-style-name="Visited_20_Internet_20_Link"><text:span text:style-name="T5">7547</text:span></text:a><text:span text:style-name="T5">(Simple Object Access Protocal), 23, and </text:span><text:a xlink:type="simple" xlink:href="https://isc.sans.edu/port.html?port=2323" text:style-name="Internet_20_link" text:visited-style-name="Visited_20_Internet_20_Link"><text:span text:style-name="T5">2323</text:span></text:a><text:span text:style-name="T5">(3d-nfsd)</text:span></text:p>
      <text:p text:style-name="P13">This page can view port visiting activities <text:span text:style-name="T7">on the internet</text:span>: <text:a xlink:type="simple" xlink:href="https://isc.sans.edu/port.html?port=2323" text:style-name="Internet_20_link" text:visited-style-name="Visited_20_Internet_20_Link">https://isc.sans.edu/port.html?port=2323</text:a></text:p>
      <text:p text:style-name="P14">Hacking paper on NAS:</text:p>
      <text:p text:style-name="P14"><text:tab/>Simply using FTP without password needed, is vulnerable by default of some devices, <text:span text:style-name="T9">the following link is the detailed report of how it works.</text:span></text:p>
      <text:p text:style-name="P14"><text:tab/><text:a xlink:type="simple" xlink:href="https://www.sophos.com/en-us/medialibrary/PDFs/technical%20papers/Cryptomining-malware-on-NAS-servers.pdf?la=en" text:style-name="Internet_20_link" text:visited-style-name="Visited_20_Internet_20_Link">https://www.sophos.com/en-us/medialibrary/PDFs/technical%20papers/Cryptomining-malware-on-NAS-servers.pdf?la=en</text:a></text:p>
      <text:p text:style-name="P14"><text:soft-page-break/>One reason why <text:span text:style-name="T8">Mirai is so powerful is the CNC is written in cnc, which support over 7 cpu architectures, including amd64, 386, arm arm64, ppc64&amp;ppc64le, mips&amp;mipsle, mips64&amp;mips64le, s390x, where linux based system are generally running on the later 5 candidates. </text:span></text:p>
      <text:p text:style-name="P14"/>
      <text:p text:style-name="P15">Forward from Mirai:</text:p>
      <text:p text:style-name="P15">The <text:a xlink:type="simple" xlink:href="https://www.incapsula.com/blog/650gbps-ddos-attack-leet-botnet.html" text:style-name="Internet_20_link" text:visited-style-name="Visited_20_Internet_20_Link">leet</text:a><text:a xlink:type="simple" xlink:href="https://www.incapsula.com/blog/650gbps-ddos-attack-leet-botnet.html" text:style-name="Internet_20_link" text:visited-style-name="Visited_20_Internet_20_Link"><text:span text:style-name="T12">(1337)</text:span></text:a><text:a xlink:type="simple" xlink:href="https://www.incapsula.com/blog/650gbps-ddos-attack-leet-botnet.html" text:style-name="Internet_20_link" text:visited-style-name="Visited_20_Internet_20_Link"> botnet</text:a> and Amnesia botnet.</text:p>
      <text:p text:style-name="P15">There is a Amnesia botnet exploits an unpatched remote code execution vulnerability that was disclosed more than one year ago. </text:p>
      <text:p text:style-name="P15"><text:span text:style-name="Emphasis"><text:span text:style-name="T10">Virtual machine evasion techniques are more commonly associated with Microsoft Windows and Google Android malware. Similar to those, Amnesia tries to detect whether it’s running in a VirtualBox, VMware or QEMU based virtual machine, and if it detects those environments it will wipe the virtualized Linux system by deleting all the files in the file system,”</text:span></text:span><text:span text:style-name="T10"> continues the analysis. </text:span><text:span text:style-name="Emphasis"><text:span text:style-name="T10">“This affects not only Linux malware analysis sandboxes but also some QEMU based Linux servers on VPS or public cloud.</text:span></text:span></text:p>
      <text:p text:style-name="P16"><text:span text:style-name="Emphasis"><text:span text:style-name="T11">There is a Brickerbot botnet aims to destroys the IoT devices/honeypots. 19K infection attempts and 333 attempts came from a Tor node. It use port 2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22:22:04.046223686</meta:creation-date>
    <dc:date>2017-05-03T01:12:03.432340470</dc:date>
    <meta:editing-duration>PT16M2S</meta:editing-duration>
    <meta:editing-cycles>3</meta:editing-cycles>
    <meta:generator>LibreOffice/5.1.6.2$Linux_X86_64 LibreOffice_project/10m0$Build-2</meta:generator>
    <meta:document-statistic meta:table-count="14" meta:image-count="0" meta:object-count="0" meta:page-count="2" meta:paragraph-count="41" meta:word-count="593" meta:character-count="3493" meta:non-whitespace-character-count="2934"/>
  </office:meta>
</office:document-meta>
</file>